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NUTRA S.R.L.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AQP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10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SAN FERNANDO</text:span></text:p>
            <text:p text:style-name="P7">Lin.Genet(Ped.1):<text:span text:style-name="T4">POLLOS BB</text:span></text:p>
            <text:p text:style-name="P7">Cant.Cajas(Ped 1):<text:span text:style-name="T4">10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1-08T16:04:47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